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8f01" officeooo:paragraph-rsid="0007a2e1" style:font-weight-asian="bold" style:font-weight-complex="bold"/>
    </style:style>
    <style:style style:name="P2" style:family="paragraph" style:parent-style-name="Standard">
      <style:text-properties fo:font-weight="bold" officeooo:rsid="000c7647" officeooo:paragraph-rsid="000c7647" style:font-weight-asian="bold" style:font-weight-complex="bold"/>
    </style:style>
    <style:style style:name="P3" style:family="paragraph" style:parent-style-name="Standard">
      <style:text-properties fo:font-weight="normal" officeooo:rsid="000f1b1d" officeooo:paragraph-rsid="000f1b1d" style:font-weight-asian="normal" style:font-weight-complex="normal"/>
    </style:style>
    <style:style style:name="P4" style:family="paragraph" style:parent-style-name="Standard">
      <style:text-properties officeooo:rsid="0007a2e1" officeooo:paragraph-rsid="000f810a"/>
    </style:style>
    <style:style style:name="P5" style:family="paragraph" style:parent-style-name="Standard">
      <style:text-properties officeooo:paragraph-rsid="000f810a"/>
    </style:style>
    <style:style style:name="P6" style:family="paragraph" style:parent-style-name="Text_20_body">
      <style:text-properties fo:font-weight="normal" officeooo:rsid="00101e67" officeooo:paragraph-rsid="000c7647" style:font-weight-asian="normal" style:font-weight-complex="normal"/>
    </style:style>
    <style:style style:name="P7" style:family="paragraph" style:parent-style-name="Text_20_body">
      <style:text-properties fo:font-weight="normal" officeooo:rsid="0016e646" officeooo:paragraph-rsid="0016e646" style:font-weight-asian="normal" style:font-weight-complex="normal"/>
    </style:style>
    <style:style style:name="P8" style:family="paragraph" style:parent-style-name="Text_20_body">
      <style:text-properties officeooo:rsid="001c8f01" officeooo:paragraph-rsid="00161802"/>
    </style:style>
    <style:style style:name="P9" style:family="paragraph" style:parent-style-name="Text_20_body">
      <style:text-properties fo:font-weight="bold" officeooo:rsid="00176c2f" officeooo:paragraph-rsid="00176c2f" style:font-weight-asian="bold" style:font-weight-complex="bold"/>
    </style:style>
    <style:style style:name="P10" style:family="paragraph" style:parent-style-name="Text_20_body">
      <style:text-properties fo:font-weight="normal" officeooo:rsid="00176c2f" officeooo:paragraph-rsid="00176c2f" style:font-weight-asian="normal" style:font-weight-complex="normal"/>
    </style:style>
    <style:style style:name="T1" style:family="text">
      <style:text-properties officeooo:rsid="000f810a"/>
    </style:style>
    <style:style style:name="T2" style:family="text">
      <style:text-properties officeooo:rsid="00107896"/>
    </style:style>
    <style:style style:name="T3" style:family="text">
      <style:text-properties fo:font-weight="normal" officeooo:rsid="000f810a" style:font-weight-asian="normal" style:font-weight-complex="normal"/>
    </style:style>
    <style:style style:name="T4" style:family="text">
      <style:text-properties fo:font-weight="normal" officeooo:rsid="00107896" style:font-weight-asian="normal" style:font-weight-complex="normal"/>
    </style:style>
    <style:style style:name="T5" style:family="text">
      <style:text-properties fo:font-weight="normal" officeooo:rsid="00115c34" style:font-weight-asian="normal" style:font-weight-complex="normal"/>
    </style:style>
    <style:style style:name="T6" style:family="text">
      <style:text-properties fo:font-weight="normal" officeooo:rsid="00132dac"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x or flex, is quite easy to write in if you know regex. Thats essentially all it is, matching regular expressions to <text:span text:style-name="T1">return tokens, or do something else with the matched expression. It can be quite hard to read, especially if you aren’t familiar with regular expressions, but with some adhereance to the labelling principle its not to hard to understand the code. What lex does well in this regard is that it allows extra whitespace, has no limits on token names and allows the use of comments. If these these are used well the file i</text:span><text:span text:style-name="T2">s</text:span><text:span text:style-name="T1"> quite readable. </text:span></text:p>
      <text:p text:style-name="P3"/>
      <text:p text:style-name="P5"><text:span text:style-name="T3">Yacc is </text:span><text:span text:style-name="T4">realtively easy to read. It can however, use large amounts of C code which is not always the easiest to read, especially when trying to understand pointers due to a lack of syntactic consistency with the * operator. The rules section of a yacc program is normally quite easy to read provided the symbol names are well chosen. It can get tricker when a rule has multiple valid options and involves recursion, but for the most part it is easy to understand what each rule does. </text:span><text:span text:style-name="T5">Yacc can be quite hard to write partially due to the addition of C code, even just getting the code in theo correct places can be hard! The compiler errors are often not very clear which can make debugging the code hard (this is partially a C problem). </text:span><text:span text:style-name="T6">Debugging can also be hard when you enter something that isn’t matched by the lex program. For example, in the lists program if we enter “[~!@” it will read the ‘[‘ as a valid symbol and print the rest back out to us. If then try enter a list, such as “[1, 2]” it will give a syntax error. This can be somewhat confusing at first, but it seems it will try match the ‘[‘ to a rule, and since that is only the beginning part of the rule, it will wait for more input, disregarding the ‘junk’ characters inbetween. So if after entering “[~!@” we were to enter “1, 2]” it would be a valid list.</text:span></text:p>
      <text:p text:style-name="P1"/>
      <text:p text:style-name="P4"/>
      <text:p text:style-name="P2">Weekly question:</text:p>
      <text:p text:style-name="P6">If you were building a compiler, how do you think you would implment a symbol table?</text:p>
      <text:p text:style-name="P7">I would probably use a tree of hashmap. For each level of scope a hashmap is created and any symbols that are in scope are added to the current hashmap. Each time we enter a new depth of scope a new hashmap is created, each time a scope ends, the current hashmap moves back up to the parent. When searching for a symbol, the search starts in the current hashmap and moves to the parent if the symbol isn’t found. </text:p>
      <text:p text:style-name="P7">I didn’t really know where to start with implementing a symbol table so I did some research and this method seemed the best to me. Source: https://www.tutorialspoint.com/compiler_design/compiler_design_symbol_table.htm</text:p>
      <text:p text:style-name="P8"/>
      <text:p text:style-name="P9">run:</text:p>
      <text:p text:style-name="P10">use ‘make’ to compile and ‘make clean’ to remove compiled files.</text:p>
      <text:p text:style-name="P10">Then use ./lists to run the program.</text:p>
      <text:p text:style-name="P9">Test:</text:p>
      <text:p text:style-name="P10">was tested using multiple lists. Run with ./lists &lt; test.txt ot with testFile.tx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5T16:57:53.687345818</meta:creation-date>
    <dc:date>2021-10-25T23:46:59.164420075</dc:date>
    <meta:editing-duration>PT1H32M37S</meta:editing-duration>
    <meta:editing-cycles>7</meta:editing-cycles>
    <meta:generator>LibreOffice/6.4.7.2$Linux_X86_64 LibreOffice_project/40$Build-2</meta:generator>
    <meta:document-statistic meta:table-count="0" meta:image-count="0" meta:object-count="0" meta:page-count="1" meta:paragraph-count="11" meta:word-count="510" meta:character-count="2801" meta:non-whitespace-character-count="2300"/>
  </office:meta>
</office:document-meta>
</file>